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frac>
        <mi mathvariant="normal">σ</mi>
        <mi mathvariant="normal">ε</mi>
      </mfrac>
    </mrow>
    <annotation encoding="StarMath 5.0">E ~=~ %isigma over %ivarepsilo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2:54:17.094000000</meta:creation-date>
    <dc:date>2015-03-16T12:54:40.183000000</dc:date>
    <meta:editing-duration>PT23S</meta:editing-duration>
    <meta:editing-cycles>1</meta:editing-cycles>
    <meta:generator>LibreOffice/4.3.4.1$Windows_x86 LibreOffice_project/bc356b2f991740509f321d70e4512a6a54c5f243</meta:generator>
  </office:meta>
</office:document-meta>
</file>